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none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bottom" draw:auto-grow-height="false" draw:auto-grow-width="false" fo:min-height="0.335cm" fo:min-width="0.095cm" fo:padding-top="0cm" fo:padding-bottom="-0.008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da4b8b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OpenSymbol" style:font-size-asian="9pt" style:font-style-asian="normal" style:font-weight-asian="bold" style:font-name-complex="OpenSymbol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da4b8b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261cm" svg:y1="16.037cm" svg:x2="9.861cm" svg:y2="16.037cm">
              <text:p/>
            </draw:line>
            <draw:g>
              <draw:line draw:style-name="gr2" draw:text-style-name="P1" draw:layer="layout" svg:x1="9.261cm" svg:y1="15.892cm" svg:x2="9.261cm" svg:y2="16.187cm">
                <text:p/>
              </draw:line>
              <draw:line draw:style-name="gr2" draw:text-style-name="P1" draw:layer="layout" svg:x1="9.86cm" svg:y1="15.892cm" svg:x2="9.86cm" svg:y2="16.187cm">
                <text:p/>
              </draw:line>
              <draw:rect draw:style-name="gr3" draw:text-style-name="P2" draw:layer="layout" svg:width="0.6cm" svg:height="0.302cm" svg:x="9.259cm" svg:y="15.888cm">
                <text:p/>
              </draw:rect>
            </draw:g>
          </draw:g>
          <draw:g>
            <draw:g>
              <draw:rect draw:style-name="gr4" draw:text-style-name="P2" draw:layer="layout" svg:width="0.6cm" svg:height="0.602cm" svg:x="9.259cm" svg:y="15.284cm">
                <text:p/>
              </draw:rect>
              <draw:line draw:style-name="gr1" draw:text-style-name="P1" draw:layer="layout" svg:x1="9.261cm" svg:y1="15.435cm" svg:x2="9.861cm" svg:y2="15.435cm">
                <text:p/>
              </draw:line>
              <draw:line draw:style-name="gr1" draw:text-style-name="P1" draw:layer="layout" svg:x1="9.261cm" svg:y1="15.585cm" svg:x2="9.861cm" svg:y2="15.585cm">
                <text:p/>
              </draw:line>
              <draw:line draw:style-name="gr1" draw:text-style-name="P1" draw:layer="layout" svg:x1="9.261cm" svg:y1="15.736cm" svg:x2="9.861cm" svg:y2="15.736cm">
                <text:p/>
              </draw:line>
            </draw:g>
          </draw:g>
          <draw:g>
            <draw:g>
              <draw:rect draw:style-name="gr4" draw:text-style-name="P2" draw:layer="layout" svg:width="0.6cm" svg:height="0.6cm" svg:x="9.259cm" svg:y="14.685cm">
                <text:p/>
              </draw:rect>
              <draw:line draw:style-name="gr1" draw:text-style-name="P1" draw:layer="layout" svg:x1="9.261cm" svg:y1="14.835cm" svg:x2="9.861cm" svg:y2="14.835cm">
                <text:p/>
              </draw:line>
              <draw:line draw:style-name="gr1" draw:text-style-name="P1" draw:layer="layout" svg:x1="9.261cm" svg:y1="14.985cm" svg:x2="9.861cm" svg:y2="14.985cm">
                <text:p/>
              </draw:line>
              <draw:line draw:style-name="gr1" draw:text-style-name="P1" draw:layer="layout" svg:x1="9.261cm" svg:y1="15.135cm" svg:x2="9.861cm" svg:y2="15.135cm">
                <text:p/>
              </draw:line>
            </draw:g>
            <draw:frame draw:style-name="gr5" draw:text-style-name="P4" draw:layer="layout" svg:width="0.6cm" svg:height="0.602cm" svg:x="9.259cm" svg:y="14.686cm">
              <draw:text-box>
                <text:p text:style-name="P3"><text:span text:style-name="T1">2</text:span></text:p>
              </draw:text-box>
            </draw:frame>
          </draw:g>
          <draw:g>
            <draw:g>
              <draw:rect draw:style-name="gr4" draw:text-style-name="P2" draw:layer="layout" svg:width="0.6cm" svg:height="0.6cm" svg:x="9.259cm" svg:y="14.085cm">
                <text:p/>
              </draw:rect>
              <draw:line draw:style-name="gr1" draw:text-style-name="P1" draw:layer="layout" svg:x1="9.261cm" svg:y1="14.235cm" svg:x2="9.861cm" svg:y2="14.235cm">
                <text:p/>
              </draw:line>
              <draw:line draw:style-name="gr1" draw:text-style-name="P1" draw:layer="layout" svg:x1="9.261cm" svg:y1="14.386cm" svg:x2="9.861cm" svg:y2="14.386cm">
                <text:p/>
              </draw:line>
              <draw:line draw:style-name="gr1" draw:text-style-name="P1" draw:layer="layout" svg:x1="9.261cm" svg:y1="14.536cm" svg:x2="9.861cm" svg:y2="14.536cm">
                <text:p/>
              </draw:line>
            </draw:g>
            <draw:frame draw:style-name="gr5" draw:text-style-name="P4" draw:layer="layout" svg:width="0.6cm" svg:height="0.6cm" svg:x="9.259cm" svg:y="14.087cm">
              <draw:text-box>
                <text:p text:style-name="P3"><text:span text:style-name="T2">0</text:span></text:p>
              </draw:text-box>
            </draw:frame>
          </draw:g>
          <draw:g>
            <draw:line draw:style-name="gr1" draw:text-style-name="P1" draw:layer="layout" svg:x1="9.86cm" svg:y1="16.037cm" svg:x2="10.46cm" svg:y2="16.037cm">
              <text:p/>
            </draw:line>
            <draw:g>
              <draw:line draw:style-name="gr2" draw:text-style-name="P1" draw:layer="layout" svg:x1="9.86cm" svg:y1="15.892cm" svg:x2="9.86cm" svg:y2="16.187cm">
                <text:p/>
              </draw:line>
              <draw:line draw:style-name="gr2" draw:text-style-name="P1" draw:layer="layout" svg:x1="10.46cm" svg:y1="15.892cm" svg:x2="10.46cm" svg:y2="16.187cm">
                <text:p/>
              </draw:line>
              <draw:rect draw:style-name="gr3" draw:text-style-name="P2" draw:layer="layout" svg:width="0.6cm" svg:height="0.302cm" svg:x="9.859cm" svg:y="15.888cm">
                <text:p/>
              </draw:rect>
            </draw:g>
          </draw:g>
          <draw:g>
            <draw:g>
              <draw:rect draw:style-name="gr4" draw:text-style-name="P2" draw:layer="layout" svg:width="0.604cm" svg:height="0.602cm" svg:x="9.86cm" svg:y="15.284cm">
                <text:p/>
              </draw:rect>
              <draw:line draw:style-name="gr1" draw:text-style-name="P1" draw:layer="layout" svg:x1="9.862cm" svg:y1="15.435cm" svg:x2="10.462cm" svg:y2="15.435cm">
                <text:p/>
              </draw:line>
              <draw:line draw:style-name="gr1" draw:text-style-name="P1" draw:layer="layout" svg:x1="9.862cm" svg:y1="15.585cm" svg:x2="10.462cm" svg:y2="15.585cm">
                <text:p/>
              </draw:line>
              <draw:line draw:style-name="gr1" draw:text-style-name="P1" draw:layer="layout" svg:x1="9.862cm" svg:y1="15.736cm" svg:x2="10.462cm" svg:y2="15.736cm">
                <text:p/>
              </draw:line>
            </draw:g>
            <draw:frame draw:style-name="gr5" draw:text-style-name="P5" draw:layer="layout" svg:width="0.604cm" svg:height="0.6cm" svg:x="9.86cm" svg:y="15.288cm">
              <draw:text-box>
                <text:p text:style-name="P3"><text:span text:style-name="T3">2</text:span></text:p>
              </draw:text-box>
            </draw:frame>
          </draw:g>
          <draw:g>
            <draw:g>
              <draw:rect draw:style-name="gr4" draw:text-style-name="P2" draw:layer="layout" svg:width="0.6cm" svg:height="0.6cm" svg:x="9.859cm" svg:y="14.685cm">
                <text:p/>
              </draw:rect>
              <draw:line draw:style-name="gr1" draw:text-style-name="P1" draw:layer="layout" svg:x1="9.86cm" svg:y1="14.835cm" svg:x2="10.46cm" svg:y2="14.835cm">
                <text:p/>
              </draw:line>
              <draw:line draw:style-name="gr1" draw:text-style-name="P1" draw:layer="layout" svg:x1="9.86cm" svg:y1="14.985cm" svg:x2="10.46cm" svg:y2="14.985cm">
                <text:p/>
              </draw:line>
              <draw:line draw:style-name="gr1" draw:text-style-name="P1" draw:layer="layout" svg:x1="9.86cm" svg:y1="15.135cm" svg:x2="10.46cm" svg:y2="15.135cm">
                <text:p/>
              </draw:line>
            </draw:g>
            <draw:frame draw:style-name="gr5" draw:text-style-name="P4" draw:layer="layout" svg:width="0.6cm" svg:height="0.602cm" svg:x="9.859cm" svg:y="14.686cm">
              <draw:text-box>
                <text:p text:style-name="P3"><text:span text:style-name="T1">0</text:span></text:p>
              </draw:text-box>
            </draw:frame>
          </draw:g>
          <draw:g>
            <draw:g>
              <draw:rect draw:style-name="gr4" draw:text-style-name="P2" draw:layer="layout" svg:width="0.6cm" svg:height="0.6cm" svg:x="9.857cm" svg:y="14.085cm">
                <text:p/>
              </draw:rect>
              <draw:line draw:style-name="gr1" draw:text-style-name="P1" draw:layer="layout" svg:x1="9.859cm" svg:y1="14.235cm" svg:x2="10.459cm" svg:y2="14.235cm">
                <text:p/>
              </draw:line>
              <draw:line draw:style-name="gr1" draw:text-style-name="P1" draw:layer="layout" svg:x1="9.859cm" svg:y1="14.386cm" svg:x2="10.459cm" svg:y2="14.386cm">
                <text:p/>
              </draw:line>
              <draw:line draw:style-name="gr1" draw:text-style-name="P1" draw:layer="layout" svg:x1="9.859cm" svg:y1="14.536cm" svg:x2="10.459cm" svg:y2="14.536cm">
                <text:p/>
              </draw:line>
            </draw:g>
          </draw:g>
          <draw:g>
            <draw:line draw:style-name="gr1" draw:text-style-name="P1" draw:layer="layout" svg:x1="11.66cm" svg:y1="16.037cm" svg:x2="12.26cm" svg:y2="16.037cm">
              <text:p/>
            </draw:line>
            <draw:g>
              <draw:line draw:style-name="gr2" draw:text-style-name="P1" draw:layer="layout" svg:x1="11.66cm" svg:y1="15.892cm" svg:x2="11.66cm" svg:y2="16.187cm">
                <text:p/>
              </draw:line>
              <draw:line draw:style-name="gr2" draw:text-style-name="P1" draw:layer="layout" svg:x1="12.26cm" svg:y1="15.892cm" svg:x2="12.26cm" svg:y2="16.187cm">
                <text:p/>
              </draw:line>
              <draw:rect draw:style-name="gr3" draw:text-style-name="P2" draw:layer="layout" svg:width="0.6cm" svg:height="0.302cm" svg:x="11.66cm" svg:y="15.888cm">
                <text:p/>
              </draw:rect>
            </draw:g>
          </draw:g>
          <draw:g>
            <draw:line draw:style-name="gr1" draw:text-style-name="P1" draw:layer="layout" svg:x1="10.46cm" svg:y1="16.037cm" svg:x2="11.06cm" svg:y2="16.037cm">
              <text:p/>
            </draw:line>
            <draw:g>
              <draw:line draw:style-name="gr2" draw:text-style-name="P1" draw:layer="layout" svg:x1="10.46cm" svg:y1="15.892cm" svg:x2="10.46cm" svg:y2="16.187cm">
                <text:p/>
              </draw:line>
              <draw:line draw:style-name="gr2" draw:text-style-name="P1" draw:layer="layout" svg:x1="11.061cm" svg:y1="15.892cm" svg:x2="11.061cm" svg:y2="16.187cm">
                <text:p/>
              </draw:line>
              <draw:rect draw:style-name="gr3" draw:text-style-name="P2" draw:layer="layout" svg:width="0.604cm" svg:height="0.302cm" svg:x="10.458cm" svg:y="15.888cm">
                <text:p/>
              </draw:rect>
            </draw:g>
          </draw:g>
          <draw:g>
            <draw:line draw:style-name="gr1" draw:text-style-name="P1" draw:layer="layout" svg:x1="11.061cm" svg:y1="16.037cm" svg:x2="11.661cm" svg:y2="16.037cm">
              <text:p/>
            </draw:line>
            <draw:g>
              <draw:line draw:style-name="gr2" draw:text-style-name="P1" draw:layer="layout" svg:x1="11.061cm" svg:y1="15.892cm" svg:x2="11.061cm" svg:y2="16.187cm">
                <text:p/>
              </draw:line>
              <draw:line draw:style-name="gr2" draw:text-style-name="P1" draw:layer="layout" svg:x1="11.66cm" svg:y1="15.892cm" svg:x2="11.66cm" svg:y2="16.187cm">
                <text:p/>
              </draw:line>
              <draw:rect draw:style-name="gr3" draw:text-style-name="P2" draw:layer="layout" svg:width="0.6cm" svg:height="0.302cm" svg:x="11.06cm" svg:y="15.888cm">
                <text:p/>
              </draw:rect>
            </draw:g>
          </draw:g>
          <draw:g>
            <draw:line draw:style-name="gr1" draw:text-style-name="P1" draw:layer="layout" svg:x1="8.66cm" svg:y1="16.037cm" svg:x2="9.26cm" svg:y2="16.037cm">
              <text:p/>
            </draw:line>
            <draw:g>
              <draw:line draw:style-name="gr2" draw:text-style-name="P1" draw:layer="layout" svg:x1="8.66cm" svg:y1="15.892cm" svg:x2="8.66cm" svg:y2="16.187cm">
                <text:p/>
              </draw:line>
              <draw:line draw:style-name="gr2" draw:text-style-name="P1" draw:layer="layout" svg:x1="9.261cm" svg:y1="15.892cm" svg:x2="9.261cm" svg:y2="16.187cm">
                <text:p/>
              </draw:line>
              <draw:rect draw:style-name="gr3" draw:text-style-name="P2" draw:layer="layout" svg:width="0.602cm" svg:height="0.302cm" svg:x="8.659cm" svg:y="15.888cm">
                <text:p/>
              </draw:rect>
            </draw:g>
          </draw:g>
          <draw:g>
            <draw:g>
              <draw:rect draw:style-name="gr4" draw:text-style-name="P2" draw:layer="layout" svg:width="0.604cm" svg:height="0.602cm" svg:x="10.458cm" svg:y="15.284cm">
                <text:p/>
              </draw:rect>
              <draw:line draw:style-name="gr1" draw:text-style-name="P1" draw:layer="layout" svg:x1="10.46cm" svg:y1="15.435cm" svg:x2="11.06cm" svg:y2="15.435cm">
                <text:p/>
              </draw:line>
              <draw:line draw:style-name="gr1" draw:text-style-name="P1" draw:layer="layout" svg:x1="10.46cm" svg:y1="15.585cm" svg:x2="11.06cm" svg:y2="15.585cm">
                <text:p/>
              </draw:line>
              <draw:line draw:style-name="gr1" draw:text-style-name="P1" draw:layer="layout" svg:x1="10.46cm" svg:y1="15.736cm" svg:x2="11.06cm" svg:y2="15.736cm">
                <text:p/>
              </draw:line>
            </draw:g>
            <draw:frame draw:style-name="gr5" draw:text-style-name="P5" draw:layer="layout" svg:width="0.604cm" svg:height="0.6cm" svg:x="10.458cm" svg:y="15.288cm">
              <draw:text-box>
                <text:p text:style-name="P3"><text:span text:style-name="T4">0</text:span></text:p>
              </draw:text-box>
            </draw:frame>
          </draw:g>
          <draw:g>
            <draw:g>
              <draw:rect draw:style-name="gr4" draw:text-style-name="P2" draw:layer="layout" svg:width="0.6cm" svg:height="0.602cm" svg:x="11.06cm" svg:y="15.284cm">
                <text:p/>
              </draw:rect>
              <draw:line draw:style-name="gr1" draw:text-style-name="P1" draw:layer="layout" svg:x1="11.061cm" svg:y1="15.435cm" svg:x2="11.661cm" svg:y2="15.435cm">
                <text:p/>
              </draw:line>
              <draw:line draw:style-name="gr1" draw:text-style-name="P1" draw:layer="layout" svg:x1="11.061cm" svg:y1="15.585cm" svg:x2="11.661cm" svg:y2="15.585cm">
                <text:p/>
              </draw:line>
              <draw:line draw:style-name="gr1" draw:text-style-name="P1" draw:layer="layout" svg:x1="11.061cm" svg:y1="15.736cm" svg:x2="11.661cm" svg:y2="15.736cm">
                <text:p/>
              </draw:line>
            </draw:g>
          </draw:g>
          <draw:g>
            <draw:g>
              <draw:rect draw:style-name="gr4" draw:text-style-name="P2" draw:layer="layout" svg:width="0.6cm" svg:height="0.602cm" svg:x="11.66cm" svg:y="15.284cm">
                <text:p/>
              </draw:rect>
              <draw:line draw:style-name="gr1" draw:text-style-name="P1" draw:layer="layout" svg:x1="11.66cm" svg:y1="15.435cm" svg:x2="12.26cm" svg:y2="15.435cm">
                <text:p/>
              </draw:line>
              <draw:line draw:style-name="gr1" draw:text-style-name="P1" draw:layer="layout" svg:x1="11.66cm" svg:y1="15.585cm" svg:x2="12.26cm" svg:y2="15.585cm">
                <text:p/>
              </draw:line>
              <draw:line draw:style-name="gr1" draw:text-style-name="P1" draw:layer="layout" svg:x1="11.66cm" svg:y1="15.736cm" svg:x2="12.26cm" svg:y2="15.736cm">
                <text:p/>
              </draw:line>
            </draw:g>
          </draw:g>
          <draw:g>
            <draw:g>
              <draw:rect draw:style-name="gr4" draw:text-style-name="P2" draw:layer="layout" svg:width="0.602cm" svg:height="0.6cm" svg:x="8.659cm" svg:y="14.685cm">
                <text:p/>
              </draw:rect>
              <draw:line draw:style-name="gr1" draw:text-style-name="P1" draw:layer="layout" svg:x1="8.66cm" svg:y1="14.835cm" svg:x2="9.26cm" svg:y2="14.835cm">
                <text:p/>
              </draw:line>
              <draw:line draw:style-name="gr1" draw:text-style-name="P1" draw:layer="layout" svg:x1="8.66cm" svg:y1="14.985cm" svg:x2="9.26cm" svg:y2="14.985cm">
                <text:p/>
              </draw:line>
              <draw:line draw:style-name="gr1" draw:text-style-name="P1" draw:layer="layout" svg:x1="8.66cm" svg:y1="15.135cm" svg:x2="9.26cm" svg:y2="15.135cm">
                <text:p/>
              </draw:line>
            </draw:g>
          </draw:g>
          <draw:g>
            <draw:g>
              <draw:rect draw:style-name="gr4" draw:text-style-name="P2" draw:layer="layout" svg:width="0.604cm" svg:height="0.6cm" svg:x="10.458cm" svg:y="14.685cm">
                <text:p/>
              </draw:rect>
              <draw:line draw:style-name="gr1" draw:text-style-name="P1" draw:layer="layout" svg:x1="10.46cm" svg:y1="14.835cm" svg:x2="11.06cm" svg:y2="14.835cm">
                <text:p/>
              </draw:line>
              <draw:line draw:style-name="gr1" draw:text-style-name="P1" draw:layer="layout" svg:x1="10.46cm" svg:y1="14.985cm" svg:x2="11.06cm" svg:y2="14.985cm">
                <text:p/>
              </draw:line>
              <draw:line draw:style-name="gr1" draw:text-style-name="P1" draw:layer="layout" svg:x1="10.46cm" svg:y1="15.135cm" svg:x2="11.06cm" svg:y2="15.135cm">
                <text:p/>
              </draw:line>
            </draw:g>
          </draw:g>
          <draw:g>
            <draw:g>
              <draw:rect draw:style-name="gr4" draw:text-style-name="P2" draw:layer="layout" svg:width="0.6cm" svg:height="0.6cm" svg:x="11.06cm" svg:y="14.685cm">
                <text:p/>
              </draw:rect>
              <draw:line draw:style-name="gr1" draw:text-style-name="P1" draw:layer="layout" svg:x1="11.061cm" svg:y1="14.835cm" svg:x2="11.661cm" svg:y2="14.835cm">
                <text:p/>
              </draw:line>
              <draw:line draw:style-name="gr1" draw:text-style-name="P1" draw:layer="layout" svg:x1="11.061cm" svg:y1="14.985cm" svg:x2="11.661cm" svg:y2="14.985cm">
                <text:p/>
              </draw:line>
              <draw:line draw:style-name="gr1" draw:text-style-name="P1" draw:layer="layout" svg:x1="11.061cm" svg:y1="15.135cm" svg:x2="11.661cm" svg:y2="15.135cm">
                <text:p/>
              </draw:line>
            </draw:g>
          </draw:g>
          <draw:g>
            <draw:g>
              <draw:rect draw:style-name="gr4" draw:text-style-name="P2" draw:layer="layout" svg:width="0.6cm" svg:height="0.6cm" svg:x="11.66cm" svg:y="14.685cm">
                <text:p/>
              </draw:rect>
              <draw:line draw:style-name="gr1" draw:text-style-name="P1" draw:layer="layout" svg:x1="11.66cm" svg:y1="14.835cm" svg:x2="12.26cm" svg:y2="14.835cm">
                <text:p/>
              </draw:line>
              <draw:line draw:style-name="gr1" draw:text-style-name="P1" draw:layer="layout" svg:x1="11.66cm" svg:y1="14.985cm" svg:x2="12.26cm" svg:y2="14.985cm">
                <text:p/>
              </draw:line>
              <draw:line draw:style-name="gr1" draw:text-style-name="P1" draw:layer="layout" svg:x1="11.66cm" svg:y1="15.135cm" svg:x2="12.26cm" svg:y2="15.135cm">
                <text:p/>
              </draw:line>
            </draw:g>
          </draw:g>
          <draw:g>
            <draw:g>
              <draw:rect draw:style-name="gr4" draw:text-style-name="P2" draw:layer="layout" svg:width="0.604cm" svg:height="0.6cm" svg:x="10.458cm" svg:y="14.085cm">
                <text:p/>
              </draw:rect>
              <draw:line draw:style-name="gr1" draw:text-style-name="P1" draw:layer="layout" svg:x1="10.46cm" svg:y1="14.235cm" svg:x2="11.06cm" svg:y2="14.235cm">
                <text:p/>
              </draw:line>
              <draw:line draw:style-name="gr1" draw:text-style-name="P1" draw:layer="layout" svg:x1="10.46cm" svg:y1="14.386cm" svg:x2="11.06cm" svg:y2="14.386cm">
                <text:p/>
              </draw:line>
              <draw:line draw:style-name="gr1" draw:text-style-name="P1" draw:layer="layout" svg:x1="10.46cm" svg:y1="14.536cm" svg:x2="11.06cm" svg:y2="14.536cm">
                <text:p/>
              </draw:line>
            </draw:g>
          </draw:g>
          <draw:g>
            <draw:g>
              <draw:rect draw:style-name="gr4" draw:text-style-name="P2" draw:layer="layout" svg:width="0.6cm" svg:height="0.6cm" svg:x="11.06cm" svg:y="14.085cm">
                <text:p/>
              </draw:rect>
              <draw:line draw:style-name="gr1" draw:text-style-name="P1" draw:layer="layout" svg:x1="11.061cm" svg:y1="14.235cm" svg:x2="11.661cm" svg:y2="14.235cm">
                <text:p/>
              </draw:line>
              <draw:line draw:style-name="gr1" draw:text-style-name="P1" draw:layer="layout" svg:x1="11.061cm" svg:y1="14.386cm" svg:x2="11.661cm" svg:y2="14.386cm">
                <text:p/>
              </draw:line>
              <draw:line draw:style-name="gr1" draw:text-style-name="P1" draw:layer="layout" svg:x1="11.061cm" svg:y1="14.536cm" svg:x2="11.661cm" svg:y2="14.536cm">
                <text:p/>
              </draw:line>
            </draw:g>
            <draw:frame draw:style-name="gr5" draw:text-style-name="P6" draw:layer="layout" svg:width="0.6cm" svg:height="0.6cm" svg:x="11.06cm" svg:y="14.087cm">
              <draw:text-box>
                <text:p text:style-name="P3"><text:span text:style-name="T5">6</text:span></text:p>
              </draw:text-box>
            </draw:frame>
          </draw:g>
          <draw:g>
            <draw:g>
              <draw:rect draw:style-name="gr4" draw:text-style-name="P2" draw:layer="layout" svg:width="0.6cm" svg:height="0.6cm" svg:x="11.66cm" svg:y="14.085cm">
                <text:p/>
              </draw:rect>
              <draw:line draw:style-name="gr1" draw:text-style-name="P1" draw:layer="layout" svg:x1="11.66cm" svg:y1="14.235cm" svg:x2="12.26cm" svg:y2="14.235cm">
                <text:p/>
              </draw:line>
              <draw:line draw:style-name="gr1" draw:text-style-name="P1" draw:layer="layout" svg:x1="11.66cm" svg:y1="14.386cm" svg:x2="12.26cm" svg:y2="14.386cm">
                <text:p/>
              </draw:line>
              <draw:line draw:style-name="gr1" draw:text-style-name="P1" draw:layer="layout" svg:x1="11.66cm" svg:y1="14.536cm" svg:x2="12.26cm" svg:y2="14.536cm">
                <text:p/>
              </draw:line>
            </draw:g>
            <draw:frame draw:style-name="gr5" draw:text-style-name="P6" draw:layer="layout" svg:width="0.6cm" svg:height="0.6cm" svg:x="11.66cm" svg:y="14.087cm">
              <draw:text-box>
                <text:p text:style-name="P3"><text:span text:style-name="T5">8</text:span></text:p>
              </draw:text-box>
            </draw:frame>
          </draw:g>
          <draw:g>
            <draw:g>
              <draw:rect draw:style-name="gr4" draw:text-style-name="P2" draw:layer="layout" svg:width="0.6cm" svg:height="0.6cm" svg:x="11.66cm" svg:y="13.485cm">
                <text:p/>
              </draw:rect>
              <draw:line draw:style-name="gr1" draw:text-style-name="P1" draw:layer="layout" svg:x1="11.66cm" svg:y1="13.635cm" svg:x2="12.26cm" svg:y2="13.635cm">
                <text:p/>
              </draw:line>
              <draw:line draw:style-name="gr1" draw:text-style-name="P1" draw:layer="layout" svg:x1="11.66cm" svg:y1="13.785cm" svg:x2="12.26cm" svg:y2="13.785cm">
                <text:p/>
              </draw:line>
              <draw:line draw:style-name="gr1" draw:text-style-name="P1" draw:layer="layout" svg:x1="11.66cm" svg:y1="13.935cm" svg:x2="12.26cm" svg:y2="13.935cm">
                <text:p/>
              </draw:line>
            </draw:g>
            <draw:frame draw:style-name="gr5" draw:text-style-name="P7" draw:layer="layout" svg:width="0.6cm" svg:height="0.6cm" svg:x="11.66cm" svg:y="13.487cm">
              <draw:text-box>
                <text:p text:style-name="P3"><text:span text:style-name="T6">0</text:span></text:p>
              </draw:text-box>
            </draw:frame>
          </draw:g>
          <draw:g>
            <draw:g>
              <draw:rect draw:style-name="gr4" draw:text-style-name="P2" draw:layer="layout" svg:width="0.604cm" svg:height="0.6cm" svg:x="10.458cm" svg:y="13.485cm">
                <text:p/>
              </draw:rect>
              <draw:line draw:style-name="gr1" draw:text-style-name="P1" draw:layer="layout" svg:x1="10.46cm" svg:y1="13.635cm" svg:x2="11.06cm" svg:y2="13.635cm">
                <text:p/>
              </draw:line>
              <draw:line draw:style-name="gr1" draw:text-style-name="P1" draw:layer="layout" svg:x1="10.46cm" svg:y1="13.785cm" svg:x2="11.06cm" svg:y2="13.785cm">
                <text:p/>
              </draw:line>
              <draw:line draw:style-name="gr1" draw:text-style-name="P1" draw:layer="layout" svg:x1="10.46cm" svg:y1="13.935cm" svg:x2="11.06cm" svg:y2="13.935cm">
                <text:p/>
              </draw:line>
            </draw:g>
            <draw:frame draw:style-name="gr5" draw:text-style-name="P7" draw:layer="layout" svg:width="0.604cm" svg:height="0.6cm" svg:x="10.458cm" svg:y="13.487cm">
              <draw:text-box>
                <text:p text:style-name="P3"><text:span text:style-name="T6">0</text:span></text:p>
              </draw:text-box>
            </draw:frame>
          </draw:g>
          <draw:g>
            <draw:g>
              <draw:rect draw:style-name="gr4" draw:text-style-name="P2" draw:layer="layout" svg:width="0.6cm" svg:height="0.6cm" svg:x="11.06cm" svg:y="13.485cm">
                <text:p/>
              </draw:rect>
              <draw:line draw:style-name="gr1" draw:text-style-name="P1" draw:layer="layout" svg:x1="11.061cm" svg:y1="13.635cm" svg:x2="11.661cm" svg:y2="13.635cm">
                <text:p/>
              </draw:line>
              <draw:line draw:style-name="gr1" draw:text-style-name="P1" draw:layer="layout" svg:x1="11.061cm" svg:y1="13.785cm" svg:x2="11.661cm" svg:y2="13.785cm">
                <text:p/>
              </draw:line>
              <draw:line draw:style-name="gr1" draw:text-style-name="P1" draw:layer="layout" svg:x1="11.061cm" svg:y1="13.935cm" svg:x2="11.661cm" svg:y2="13.935cm">
                <text:p/>
              </draw:line>
            </draw:g>
            <draw:frame draw:style-name="gr5" draw:text-style-name="P7" draw:layer="layout" svg:width="0.6cm" svg:height="0.6cm" svg:x="11.06cm" svg:y="13.487cm">
              <draw:text-box>
                <text:p text:style-name="P3"><text:span text:style-name="T6">6</text:span></text:p>
              </draw:text-box>
            </draw:frame>
          </draw:g>
          <draw:g>
            <draw:g>
              <draw:rect draw:style-name="gr4" draw:text-style-name="P2" draw:layer="layout" svg:width="0.6cm" svg:height="0.6cm" svg:x="9.859cm" svg:y="13.485cm">
                <text:p/>
              </draw:rect>
              <draw:line draw:style-name="gr1" draw:text-style-name="P1" draw:layer="layout" svg:x1="9.86cm" svg:y1="13.635cm" svg:x2="10.46cm" svg:y2="13.635cm">
                <text:p/>
              </draw:line>
              <draw:line draw:style-name="gr1" draw:text-style-name="P1" draw:layer="layout" svg:x1="9.86cm" svg:y1="13.785cm" svg:x2="10.46cm" svg:y2="13.785cm">
                <text:p/>
              </draw:line>
              <draw:line draw:style-name="gr1" draw:text-style-name="P1" draw:layer="layout" svg:x1="9.86cm" svg:y1="13.935cm" svg:x2="10.46cm" svg:y2="13.935cm">
                <text:p/>
              </draw:line>
            </draw:g>
            <draw:frame draw:style-name="gr5" draw:text-style-name="P7" draw:layer="layout" svg:width="0.6cm" svg:height="0.6cm" svg:x="9.859cm" svg:y="13.487cm">
              <draw:text-box>
                <text:p text:style-name="P3"><text:span text:style-name="T6">0</text:span></text:p>
              </draw:text-box>
            </draw:frame>
          </draw:g>
          <draw:g>
            <draw:g>
              <draw:rect draw:style-name="gr4" draw:text-style-name="P2" draw:layer="layout" svg:width="0.6cm" svg:height="0.6cm" svg:x="9.259cm" svg:y="13.485cm">
                <text:p/>
              </draw:rect>
              <draw:line draw:style-name="gr1" draw:text-style-name="P1" draw:layer="layout" svg:x1="9.261cm" svg:y1="13.635cm" svg:x2="9.861cm" svg:y2="13.635cm">
                <text:p/>
              </draw:line>
              <draw:line draw:style-name="gr1" draw:text-style-name="P1" draw:layer="layout" svg:x1="9.261cm" svg:y1="13.785cm" svg:x2="9.861cm" svg:y2="13.785cm">
                <text:p/>
              </draw:line>
              <draw:line draw:style-name="gr1" draw:text-style-name="P1" draw:layer="layout" svg:x1="9.261cm" svg:y1="13.935cm" svg:x2="9.861cm" svg:y2="13.935cm">
                <text:p/>
              </draw:line>
            </draw:g>
            <draw:frame draw:style-name="gr5" draw:text-style-name="P7" draw:layer="layout" svg:width="0.6cm" svg:height="0.6cm" svg:x="9.259cm" svg:y="13.487cm">
              <draw:text-box>
                <text:p text:style-name="P3"><text:span text:style-name="T6">0</text:span></text:p>
              </draw:text-box>
            </draw:frame>
          </draw:g>
          <draw:g>
            <draw:g>
              <draw:rect draw:style-name="gr4" draw:text-style-name="P2" draw:layer="layout" svg:width="0.602cm" svg:height="0.602cm" svg:x="8.659cm" svg:y="15.284cm">
                <text:p/>
              </draw:rect>
              <draw:line draw:style-name="gr1" draw:text-style-name="P1" draw:layer="layout" svg:x1="8.66cm" svg:y1="15.435cm" svg:x2="9.26cm" svg:y2="15.435cm">
                <text:p/>
              </draw:line>
              <draw:line draw:style-name="gr1" draw:text-style-name="P1" draw:layer="layout" svg:x1="8.66cm" svg:y1="15.585cm" svg:x2="9.26cm" svg:y2="15.585cm">
                <text:p/>
              </draw:line>
              <draw:line draw:style-name="gr1" draw:text-style-name="P1" draw:layer="layout" svg:x1="8.66cm" svg:y1="15.736cm" svg:x2="9.26cm" svg:y2="15.736cm">
                <text:p/>
              </draw:line>
            </draw:g>
          </draw:g>
          <draw:g>
            <draw:g>
              <draw:rect draw:style-name="gr4" draw:text-style-name="P2" draw:layer="layout" svg:width="0.602cm" svg:height="0.6cm" svg:x="8.659cm" svg:y="14.085cm">
                <text:p/>
              </draw:rect>
              <draw:line draw:style-name="gr1" draw:text-style-name="P1" draw:layer="layout" svg:x1="8.66cm" svg:y1="14.235cm" svg:x2="9.26cm" svg:y2="14.235cm">
                <text:p/>
              </draw:line>
              <draw:line draw:style-name="gr1" draw:text-style-name="P1" draw:layer="layout" svg:x1="8.66cm" svg:y1="14.386cm" svg:x2="9.26cm" svg:y2="14.386cm">
                <text:p/>
              </draw:line>
              <draw:line draw:style-name="gr1" draw:text-style-name="P1" draw:layer="layout" svg:x1="8.66cm" svg:y1="14.536cm" svg:x2="9.26cm" svg:y2="14.536cm">
                <text:p/>
              </draw:line>
            </draw:g>
          </draw:g>
          <draw:g>
            <draw:g>
              <draw:rect draw:style-name="gr4" draw:text-style-name="P2" draw:layer="layout" svg:width="0.602cm" svg:height="0.6cm" svg:x="8.659cm" svg:y="13.485cm">
                <text:p/>
              </draw:rect>
              <draw:line draw:style-name="gr1" draw:text-style-name="P1" draw:layer="layout" svg:x1="8.66cm" svg:y1="13.635cm" svg:x2="9.26cm" svg:y2="13.635cm">
                <text:p/>
              </draw:line>
              <draw:line draw:style-name="gr1" draw:text-style-name="P1" draw:layer="layout" svg:x1="8.66cm" svg:y1="13.785cm" svg:x2="9.26cm" svg:y2="13.785cm">
                <text:p/>
              </draw:line>
              <draw:line draw:style-name="gr1" draw:text-style-name="P1" draw:layer="layout" svg:x1="8.66cm" svg:y1="13.935cm" svg:x2="9.26cm" svg:y2="13.935cm">
                <text:p/>
              </draw:line>
            </draw:g>
          </draw:g>
          <draw:g>
            <draw:line draw:style-name="gr1" draw:text-style-name="P1" draw:layer="layout" svg:x1="8.063cm" svg:y1="16.038cm" svg:x2="8.663cm" svg:y2="16.038cm">
              <text:p/>
            </draw:line>
            <draw:g>
              <draw:line draw:style-name="gr2" draw:text-style-name="P1" draw:layer="layout" svg:x1="8.063cm" svg:y1="15.893cm" svg:x2="8.063cm" svg:y2="16.188cm">
                <text:p/>
              </draw:line>
              <draw:line draw:style-name="gr2" draw:text-style-name="P1" draw:layer="layout" svg:x1="8.664cm" svg:y1="15.893cm" svg:x2="8.664cm" svg:y2="16.188cm">
                <text:p/>
              </draw:line>
              <draw:rect draw:style-name="gr3" draw:text-style-name="P2" draw:layer="layout" svg:width="0.6cm" svg:height="0.302cm" svg:x="8.063cm" svg:y="15.889cm">
                <text:p/>
              </draw:rect>
            </draw:g>
          </draw:g>
          <draw:g>
            <draw:g>
              <draw:rect draw:style-name="gr4" draw:text-style-name="P2" draw:layer="layout" svg:width="0.6cm" svg:height="0.6cm" svg:x="8.063cm" svg:y="14.686cm">
                <text:p/>
              </draw:rect>
              <draw:line draw:style-name="gr1" draw:text-style-name="P1" draw:layer="layout" svg:x1="8.063cm" svg:y1="14.837cm" svg:x2="8.663cm" svg:y2="14.837cm">
                <text:p/>
              </draw:line>
              <draw:line draw:style-name="gr1" draw:text-style-name="P1" draw:layer="layout" svg:x1="8.063cm" svg:y1="14.987cm" svg:x2="8.663cm" svg:y2="14.987cm">
                <text:p/>
              </draw:line>
              <draw:line draw:style-name="gr1" draw:text-style-name="P1" draw:layer="layout" svg:x1="8.063cm" svg:y1="15.137cm" svg:x2="8.663cm" svg:y2="15.137cm">
                <text:p/>
              </draw:line>
            </draw:g>
          </draw:g>
          <draw:g>
            <draw:g>
              <draw:rect draw:style-name="gr4" draw:text-style-name="P2" draw:layer="layout" svg:width="0.6cm" svg:height="0.602cm" svg:x="8.063cm" svg:y="15.286cm">
                <text:p/>
              </draw:rect>
              <draw:line draw:style-name="gr1" draw:text-style-name="P1" draw:layer="layout" svg:x1="8.063cm" svg:y1="15.439cm" svg:x2="8.663cm" svg:y2="15.439cm">
                <text:p/>
              </draw:line>
              <draw:line draw:style-name="gr1" draw:text-style-name="P1" draw:layer="layout" svg:x1="8.063cm" svg:y1="15.589cm" svg:x2="8.663cm" svg:y2="15.589cm">
                <text:p/>
              </draw:line>
              <draw:line draw:style-name="gr1" draw:text-style-name="P1" draw:layer="layout" svg:x1="8.063cm" svg:y1="15.736cm" svg:x2="8.663cm" svg:y2="15.736cm">
                <text:p/>
              </draw:line>
            </draw:g>
          </draw:g>
          <draw:g>
            <draw:g>
              <draw:rect draw:style-name="gr4" draw:text-style-name="P2" draw:layer="layout" svg:width="0.6cm" svg:height="0.6cm" svg:x="8.063cm" svg:y="14.087cm">
                <text:p/>
              </draw:rect>
              <draw:line draw:style-name="gr1" draw:text-style-name="P1" draw:layer="layout" svg:x1="8.063cm" svg:y1="14.238cm" svg:x2="8.663cm" svg:y2="14.238cm">
                <text:p/>
              </draw:line>
              <draw:line draw:style-name="gr1" draw:text-style-name="P1" draw:layer="layout" svg:x1="8.063cm" svg:y1="14.388cm" svg:x2="8.663cm" svg:y2="14.388cm">
                <text:p/>
              </draw:line>
              <draw:line draw:style-name="gr1" draw:text-style-name="P1" draw:layer="layout" svg:x1="8.063cm" svg:y1="14.538cm" svg:x2="8.663cm" svg:y2="14.538cm">
                <text:p/>
              </draw:line>
            </draw:g>
          </draw:g>
          <draw:g>
            <draw:g>
              <draw:rect draw:style-name="gr4" draw:text-style-name="P2" draw:layer="layout" svg:width="0.6cm" svg:height="0.6cm" svg:x="8.063cm" svg:y="13.487cm">
                <text:p/>
              </draw:rect>
              <draw:line draw:style-name="gr1" draw:text-style-name="P1" draw:layer="layout" svg:x1="8.063cm" svg:y1="13.637cm" svg:x2="8.663cm" svg:y2="13.637cm">
                <text:p/>
              </draw:line>
              <draw:line draw:style-name="gr1" draw:text-style-name="P1" draw:layer="layout" svg:x1="8.063cm" svg:y1="13.788cm" svg:x2="8.663cm" svg:y2="13.788cm">
                <text:p/>
              </draw:line>
              <draw:line draw:style-name="gr1" draw:text-style-name="P1" draw:layer="layout" svg:x1="8.063cm" svg:y1="13.938cm" svg:x2="8.663cm" svg:y2="13.938cm">
                <text:p/>
              </draw:line>
            </draw:g>
          </draw:g>
          <draw:g>
            <draw:g>
              <draw:rect draw:style-name="gr4" draw:text-style-name="P2" draw:layer="layout" svg:width="0.6cm" svg:height="0.6cm" svg:x="8.663cm" svg:y="13.487cm">
                <text:p/>
              </draw:rect>
              <draw:line draw:style-name="gr1" draw:text-style-name="P1" draw:layer="layout" svg:x1="8.665cm" svg:y1="13.637cm" svg:x2="9.265cm" svg:y2="13.637cm">
                <text:p/>
              </draw:line>
              <draw:line draw:style-name="gr1" draw:text-style-name="P1" draw:layer="layout" svg:x1="8.665cm" svg:y1="13.788cm" svg:x2="9.265cm" svg:y2="13.788cm">
                <text:p/>
              </draw:line>
              <draw:line draw:style-name="gr1" draw:text-style-name="P1" draw:layer="layout" svg:x1="8.665cm" svg:y1="13.938cm" svg:x2="9.265cm" svg:y2="13.938cm">
                <text:p/>
              </draw:line>
            </draw:g>
            <draw:frame draw:style-name="gr5" draw:text-style-name="P8" draw:layer="layout" svg:width="0.6cm" svg:height="0.6cm" svg:x="8.663cm" svg:y="13.489cm">
              <draw:text-box>
                <text:p text:style-name="P3"><text:span text:style-name="T7">1</text:span></text:p>
              </draw:text-box>
            </draw:frame>
          </draw:g>
          <draw:g>
            <draw:g>
              <draw:rect draw:style-name="gr4" draw:text-style-name="P2" draw:layer="layout" svg:width="0.6cm" svg:height="0.6cm" svg:x="8.063cm" svg:y="13.487cm">
                <text:p/>
              </draw:rect>
              <draw:line draw:style-name="gr1" draw:text-style-name="P1" draw:layer="layout" svg:x1="8.065cm" svg:y1="13.637cm" svg:x2="8.665cm" svg:y2="13.637cm">
                <text:p/>
              </draw:line>
              <draw:line draw:style-name="gr1" draw:text-style-name="P1" draw:layer="layout" svg:x1="8.065cm" svg:y1="13.788cm" svg:x2="8.665cm" svg:y2="13.788cm">
                <text:p/>
              </draw:line>
              <draw:line draw:style-name="gr1" draw:text-style-name="P1" draw:layer="layout" svg:x1="8.065cm" svg:y1="13.938cm" svg:x2="8.665cm" svg:y2="13.938cm">
                <text:p/>
              </draw:line>
            </draw:g>
            <draw:frame draw:style-name="gr5" draw:text-style-name="P7" draw:layer="layout" svg:width="0.6cm" svg:height="0.6cm" svg:x="8.063cm" svg:y="13.489cm">
              <draw:text-box>
                <text:p text:style-name="P3"><text:span text:style-name="T6">4</text:span></text:p>
              </draw:text-box>
            </draw:frame>
          </draw:g>
          <draw:g>
            <draw:line draw:style-name="gr1" draw:text-style-name="P1" draw:layer="layout" svg:x1="12.263cm" svg:y1="16.038cm" svg:x2="12.863cm" svg:y2="16.038cm">
              <text:p/>
            </draw:line>
            <draw:g>
              <draw:line draw:style-name="gr2" draw:text-style-name="P1" draw:layer="layout" svg:x1="12.263cm" svg:y1="15.893cm" svg:x2="12.263cm" svg:y2="16.188cm">
                <text:p/>
              </draw:line>
              <draw:line draw:style-name="gr2" draw:text-style-name="P1" draw:layer="layout" svg:x1="12.863cm" svg:y1="15.893cm" svg:x2="12.863cm" svg:y2="16.188cm">
                <text:p/>
              </draw:line>
              <draw:rect draw:style-name="gr3" draw:text-style-name="P2" draw:layer="layout" svg:width="0.6cm" svg:height="0.302cm" svg:x="12.263cm" svg:y="15.889cm">
                <text:p/>
              </draw:rect>
            </draw:g>
          </draw:g>
          <draw:g>
            <draw:g>
              <draw:rect draw:style-name="gr4" draw:text-style-name="P2" draw:layer="layout" svg:width="0.6cm" svg:height="0.602cm" svg:x="12.263cm" svg:y="15.286cm">
                <text:p/>
              </draw:rect>
              <draw:line draw:style-name="gr1" draw:text-style-name="P1" draw:layer="layout" svg:x1="12.263cm" svg:y1="15.439cm" svg:x2="12.863cm" svg:y2="15.439cm">
                <text:p/>
              </draw:line>
              <draw:line draw:style-name="gr1" draw:text-style-name="P1" draw:layer="layout" svg:x1="12.263cm" svg:y1="15.589cm" svg:x2="12.863cm" svg:y2="15.589cm">
                <text:p/>
              </draw:line>
              <draw:line draw:style-name="gr1" draw:text-style-name="P1" draw:layer="layout" svg:x1="12.263cm" svg:y1="15.736cm" svg:x2="12.863cm" svg:y2="15.736cm">
                <text:p/>
              </draw:line>
            </draw:g>
          </draw:g>
          <draw:g>
            <draw:g>
              <draw:rect draw:style-name="gr4" draw:text-style-name="P2" draw:layer="layout" svg:width="0.6cm" svg:height="0.6cm" svg:x="12.263cm" svg:y="14.686cm">
                <text:p/>
              </draw:rect>
              <draw:line draw:style-name="gr1" draw:text-style-name="P1" draw:layer="layout" svg:x1="12.263cm" svg:y1="14.837cm" svg:x2="12.863cm" svg:y2="14.837cm">
                <text:p/>
              </draw:line>
              <draw:line draw:style-name="gr1" draw:text-style-name="P1" draw:layer="layout" svg:x1="12.263cm" svg:y1="14.987cm" svg:x2="12.863cm" svg:y2="14.987cm">
                <text:p/>
              </draw:line>
              <draw:line draw:style-name="gr1" draw:text-style-name="P1" draw:layer="layout" svg:x1="12.263cm" svg:y1="15.137cm" svg:x2="12.863cm" svg:y2="15.137cm">
                <text:p/>
              </draw:line>
            </draw:g>
          </draw:g>
          <draw:g>
            <draw:g>
              <draw:rect draw:style-name="gr4" draw:text-style-name="P2" draw:layer="layout" svg:width="0.6cm" svg:height="0.6cm" svg:x="12.263cm" svg:y="14.087cm">
                <text:p/>
              </draw:rect>
              <draw:line draw:style-name="gr1" draw:text-style-name="P1" draw:layer="layout" svg:x1="12.263cm" svg:y1="14.238cm" svg:x2="12.863cm" svg:y2="14.238cm">
                <text:p/>
              </draw:line>
              <draw:line draw:style-name="gr1" draw:text-style-name="P1" draw:layer="layout" svg:x1="12.263cm" svg:y1="14.388cm" svg:x2="12.863cm" svg:y2="14.388cm">
                <text:p/>
              </draw:line>
              <draw:line draw:style-name="gr1" draw:text-style-name="P1" draw:layer="layout" svg:x1="12.263cm" svg:y1="14.538cm" svg:x2="12.863cm" svg:y2="14.538cm">
                <text:p/>
              </draw:line>
            </draw:g>
            <draw:frame draw:style-name="gr5" draw:text-style-name="P6" draw:layer="layout" svg:width="0.6cm" svg:height="0.6cm" svg:x="12.263cm" svg:y="14.088cm">
              <draw:text-box>
                <text:p text:style-name="P3"><text:span text:style-name="T5">3</text:span></text:p>
              </draw:text-box>
            </draw:frame>
          </draw:g>
          <draw:g>
            <draw:g>
              <draw:rect draw:style-name="gr4" draw:text-style-name="P2" draw:layer="layout" svg:width="0.6cm" svg:height="0.6cm" svg:x="12.263cm" svg:y="13.487cm">
                <text:p/>
              </draw:rect>
              <draw:line draw:style-name="gr1" draw:text-style-name="P1" draw:layer="layout" svg:x1="12.263cm" svg:y1="13.637cm" svg:x2="12.863cm" svg:y2="13.637cm">
                <text:p/>
              </draw:line>
              <draw:line draw:style-name="gr1" draw:text-style-name="P1" draw:layer="layout" svg:x1="12.263cm" svg:y1="13.788cm" svg:x2="12.863cm" svg:y2="13.788cm">
                <text:p/>
              </draw:line>
              <draw:line draw:style-name="gr1" draw:text-style-name="P1" draw:layer="layout" svg:x1="12.263cm" svg:y1="13.938cm" svg:x2="12.863cm" svg:y2="13.938cm">
                <text:p/>
              </draw:line>
            </draw:g>
          </draw:g>
          <draw:line draw:style-name="gr6" draw:text-style-name="P1" draw:layer="layout" svg:x1="11.061cm" svg:y1="14.235cm" svg:x2="12.863cm" svg:y2="14.235cm">
            <text:p/>
          </draw:line>
          <draw:g>
            <draw:g>
              <draw:rect draw:style-name="gr4" draw:text-style-name="P2" draw:layer="layout" svg:width="0.6cm" svg:height="0.6cm" svg:x="8.663cm" svg:y="14.087cm">
                <text:p/>
              </draw:rect>
              <draw:line draw:style-name="gr1" draw:text-style-name="P1" draw:layer="layout" svg:x1="8.665cm" svg:y1="14.239cm" svg:x2="9.265cm" svg:y2="14.239cm">
                <text:p/>
              </draw:line>
              <draw:line draw:style-name="gr1" draw:text-style-name="P1" draw:layer="layout" svg:x1="8.665cm" svg:y1="14.389cm" svg:x2="9.265cm" svg:y2="14.389cm">
                <text:p/>
              </draw:line>
              <draw:line draw:style-name="gr1" draw:text-style-name="P1" draw:layer="layout" svg:x1="8.665cm" svg:y1="14.539cm" svg:x2="9.265cm" svg:y2="14.539cm">
                <text:p/>
              </draw:line>
            </draw:g>
            <draw:frame draw:style-name="gr5" draw:text-style-name="P4" draw:layer="layout" svg:width="0.6cm" svg:height="0.602cm" svg:x="8.663cm" svg:y="14.088cm">
              <draw:text-box>
                <text:p text:style-name="P3"><text:span text:style-name="T2">5</text:span></text:p>
              </draw:text-box>
            </draw:frame>
          </draw:g>
          <draw:g>
            <draw:g>
              <draw:rect draw:style-name="gr4" draw:text-style-name="P2" draw:layer="layout" svg:width="0.602cm" svg:height="0.6cm" svg:x="9.862cm" svg:y="14.087cm">
                <text:p/>
              </draw:rect>
              <draw:line draw:style-name="gr1" draw:text-style-name="P1" draw:layer="layout" svg:x1="9.865cm" svg:y1="14.239cm" svg:x2="10.465cm" svg:y2="14.239cm">
                <text:p/>
              </draw:line>
              <draw:line draw:style-name="gr1" draw:text-style-name="P1" draw:layer="layout" svg:x1="9.865cm" svg:y1="14.389cm" svg:x2="10.465cm" svg:y2="14.389cm">
                <text:p/>
              </draw:line>
              <draw:line draw:style-name="gr1" draw:text-style-name="P1" draw:layer="layout" svg:x1="9.865cm" svg:y1="14.539cm" svg:x2="10.465cm" svg:y2="14.539cm">
                <text:p/>
              </draw:line>
            </draw:g>
            <draw:frame draw:style-name="gr5" draw:text-style-name="P4" draw:layer="layout" svg:width="0.602cm" svg:height="0.602cm" svg:x="9.862cm" svg:y="14.088cm">
              <draw:text-box>
                <text:p text:style-name="P3"><text:span text:style-name="T2">0</text:span></text:p>
              </draw:text-box>
            </draw:frame>
          </draw:g>
          <draw:g>
            <draw:g>
              <draw:rect draw:style-name="gr4" draw:text-style-name="P2" draw:layer="layout" svg:width="0.602cm" svg:height="0.604cm" svg:x="10.464cm" svg:y="14.686cm">
                <text:p/>
              </draw:rect>
              <draw:line draw:style-name="gr1" draw:text-style-name="P1" draw:layer="layout" svg:x1="10.464cm" svg:y1="14.838cm" svg:x2="11.064cm" svg:y2="14.838cm">
                <text:p/>
              </draw:line>
              <draw:line draw:style-name="gr1" draw:text-style-name="P1" draw:layer="layout" svg:x1="10.464cm" svg:y1="14.988cm" svg:x2="11.064cm" svg:y2="14.988cm">
                <text:p/>
              </draw:line>
              <draw:line draw:style-name="gr1" draw:text-style-name="P1" draw:layer="layout" svg:x1="10.464cm" svg:y1="15.141cm" svg:x2="11.064cm" svg:y2="15.141cm">
                <text:p/>
              </draw:line>
            </draw:g>
            <draw:frame draw:style-name="gr5" draw:text-style-name="P4" draw:layer="layout" svg:width="0.602cm" svg:height="0.6cm" svg:x="10.464cm" svg:y="14.69cm">
              <draw:text-box>
                <text:p text:style-name="P3"><text:span text:style-name="T1">0</text:span></text:p>
              </draw:text-box>
            </draw:frame>
          </draw:g>
          <draw:line draw:style-name="gr6" draw:text-style-name="P1" draw:layer="layout" svg:x1="11.061cm" svg:y1="13.485cm" svg:x2="11.061cm" svg:y2="15.8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1:21:05.610962931</meta:creation-date>
    <dc:date>2018-02-07T21:21:55.926381170</dc:date>
    <meta:editing-duration>PT50S</meta:editing-duration>
    <meta:editing-cycles>1</meta:editing-cycles>
    <meta:document-statistic meta:object-count="291"/>
    <meta:generator>LibreOffice/6.0.0.3$MacOSX_X86_64 LibreOffice_project/64a0f66915f38c6217de274f0aa8e15618924765</meta:generator>
  </office:meta>
</office:document-meta>
</file>